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e" style:family="paragraph">
      <style:text-properties fo:font-weight="bold" style:font-weight-asian="bold" style:font-weight-complex="bold" fo:font-size="12pt" style:font-size-asian="12pt" style:font-size-complex="12pt"/>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name="T5" style:parent-style-name="Car.predefinitoparagrafo" style:family="text">
      <style:text-properties fo:font-weight="bold" style:font-weight-asian="bold" style:font-weight-complex="bold"/>
    </style:style>
    <style:style style:name="T6" style:parent-style-name="Car.predefinitoparagrafo" style:family="text">
      <style:text-properties fo:font-weight="bold" style:font-weight-asian="bold" style:font-weight-complex="bold"/>
    </style:style>
    <style:style style:name="P7" style:parent-style-name="Normale" style:family="paragraph">
      <style:text-properties fo:font-weight="bold" style:font-weight-asian="bold" style:font-weight-complex="bold"/>
    </style:style>
    <style:style style:name="P8" style:parent-style-name="Normale" style:family="paragraph">
      <style:text-properties fo:font-weight="bold" style:font-weight-asian="bold" style:font-weight-complex="bold" fo:font-size="12pt" style:font-size-asian="12pt" style:font-size-complex="12pt"/>
    </style:style>
    <style:style style:name="P9" style:parent-style-name="Normale" style:family="paragraph">
      <style:text-properties fo:font-weight="bold" style:font-weight-asian="bold" style:font-weight-complex="bold"/>
    </style:style>
    <style:style style:name="P10" style:parent-style-name="Paragrafoelenco" style:list-style-name="LFO1" style:family="paragraph"/>
    <style:style style:name="P11" style:parent-style-name="Normale" style:family="paragraph">
      <style:text-properties fo:font-weight="bold" style:font-weight-asian="bold" style:font-weight-complex="bold"/>
    </style:style>
    <style:style style:name="P12" style:parent-style-name="Normale" style:family="paragraph">
      <style:text-properties fo:font-weight="bold" style:font-weight-asian="bold" style:font-weight-complex="bold" fo:font-size="14pt" style:font-size-asian="14pt" style:font-size-complex="14pt"/>
    </style:style>
    <style:style style:name="P13" style:parent-style-name="Normale" style:family="paragraph">
      <style:text-properties fo:font-weight="bold" style:font-weight-asian="bold" style:font-weight-complex="bold" fo:font-size="14pt" style:font-size-asian="14pt" style:font-size-complex="14pt"/>
    </style:style>
    <style:style style:name="P14" style:parent-style-name="Normale" style:family="paragraph">
      <style:text-properties fo:font-weight="bold" style:font-weight-asian="bold" style:font-weight-complex="bold" fo:font-size="14pt" style:font-size-asian="14pt" style:font-size-complex="14pt"/>
    </style:style>
    <style:style style:name="T15" style:parent-style-name="Car.predefinitoparagrafo" style:family="text">
      <style:text-properties fo:font-weight="bold" style:font-weight-asian="bold" style:font-weight-complex="bold" fo:font-size="12pt" style:font-size-asian="12pt" style:font-size-complex="12pt"/>
    </style:style>
    <style:style style:name="P16" style:parent-style-name="Normale" style:family="paragraph">
      <style:text-properties fo:font-weight="bold" style:font-weight-asian="bold" style:font-weight-complex="bold" fo:font-size="12pt" style:font-size-asian="12pt" style:font-size-complex="12pt"/>
    </style:style>
    <style:style style:name="P17" style:parent-style-name="Paragrafoelenco" style:list-style-name="LFO1" style:family="paragraph"/>
    <style:style style:name="P18" style:parent-style-name="Paragrafoelenco" style:list-style-name="LFO1" style:family="paragraph"/>
    <style:style style:name="P19" style:parent-style-name="Paragrafoelenco" style:list-style-name="LFO1" style:family="paragraph"/>
    <style:style style:name="P20" style:parent-style-name="Paragrafoelenco" style:list-style-name="LFO1" style:family="paragraph"/>
    <style:style style:name="P21" style:parent-style-name="Paragrafoelenco" style:list-style-name="LFO1" style:family="paragraph"/>
    <style:style style:name="P22" style:parent-style-name="Paragrafoelenco" style:list-style-name="LFO1" style:family="paragraph"/>
    <style:style style:name="P23" style:parent-style-name="Normale" style:family="paragraph">
      <style:text-properties fo:font-weight="bold" style:font-weight-asian="bold" style:font-weight-complex="bold" fo:font-size="14pt" style:font-size-asian="14pt" style:font-size-complex="14pt"/>
    </style:style>
    <style:style style:name="P24" style:parent-style-name="Normale" style:family="paragraph">
      <style:text-properties fo:font-weight="bold" style:font-weight-asian="bold" style:font-weight-complex="bold" fo:font-size="12pt" style:font-size-asian="12pt" style:font-size-complex="12pt"/>
    </style:style>
    <style:style style:name="P25" style:parent-style-name="Paragrafoelenco" style:list-style-name="LFO1" style:family="paragraph"/>
    <style:style style:name="P26" style:parent-style-name="Paragrafoelenco" style:list-style-name="LFO1" style:family="paragraph"/>
    <style:style style:name="P27" style:parent-style-name="Paragrafoelenco" style:list-style-name="LFO1" style:family="paragraph"/>
    <style:style style:name="P28" style:parent-style-name="Normale" style:family="paragraph">
      <style:text-properties fo:font-weight="bold" style:font-weight-asian="bold" style:font-weight-complex="bold"/>
    </style:style>
    <style:style style:name="T29" style:parent-style-name="Car.predefinitoparagrafo" style:family="text">
      <style:text-properties fo:font-weight="bold" style:font-weight-asian="bold" style:font-weight-complex="bold"/>
    </style:style>
    <style:style style:name="P30" style:parent-style-name="Paragrafoelenco" style:list-style-name="LFO1" style:family="paragraph"/>
    <style:style style:name="P31" style:parent-style-name="Paragrafoelenco" style:list-style-name="LFO1" style:family="paragraph"/>
    <style:style style:name="P32" style:parent-style-name="Paragrafoelenco" style:list-style-name="LFO1" style:family="paragraph"/>
    <style:style style:name="P33" style:parent-style-name="Normale" style:family="paragraph">
      <style:paragraph-properties fo:margin-left="0.25in">
        <style:tab-stops/>
      </style:paragraph-properties>
    </style:style>
    <style:style style:name="P34" style:parent-style-name="Normale" style:family="paragraph">
      <style:paragraph-properties fo:margin-left="0.25in">
        <style:tab-stops/>
      </style:paragraph-properties>
    </style:style>
    <style:style style:name="P35" style:parent-style-name="Normale" style:family="paragraph">
      <style:paragraph-properties fo:margin-left="0.25in">
        <style:tab-stops/>
      </style:paragraph-properties>
    </style:style>
    <style:style style:name="P36" style:parent-style-name="Normale" style:family="paragraph">
      <style:paragraph-properties fo:margin-left="0.25in">
        <style:tab-stops/>
      </style:paragraph-properties>
    </style:style>
  </office:automatic-styles>
  <office:body>
    <office:text text:use-soft-page-breaks="true">
      <text:p text:style-name="P1">Protocollo Distance Vector – Bellman Ford</text:p>
      <text:p text:style-name="Normale"><text:a xlink:href="http://nuovolabs.fauser.edu/~valeria/materiale-didattico/SeR-quarta/nettuno_routing/distvect.htm" office:target-frame-name="_top" xlink:show="replace"><text:span text:style-name="Collegamentoipertestuale">http://nuovolabs.fauser.edu/~valeria/materiale-didattico/SeR-quarta/nettuno_routing/distvect.htm</text:span></text:a></text:p>
      <text:p text:style-name="P2">Problemi dei Distance Vector</text:p>
      <text:p text:style-name="Normale">Il<text:s/><text:span text:style-name="T3">tempo di conver</text:span><text:span text:style-name="T4">genza</text:span><text:s/>cresce proporzionalmente con il crescere dei nodi. Questo è dovuto al fatto che i distance vector vengono propagati solo ad un hop, quindi per giungere a convergenze il messaggio deve essere propagato a tutti i nodi della rete.<text:s/></text:p>
      <text:p text:style-name="Normale">Ad esempio, se siamo<text:s/>nel caso di una rete lineare, la velocità di convergenza, se si propagano i distance vector ogni 15 sec, ogni passo porta via 15 secondi ed in totale per tutta la linea n*15 secondi. Quindi lineare in numero dei nodi.</text:p>
      <text:p text:style-name="Normale">In caso di instabilità, per esempio se<text:s/>un link cade, se un router se ne accorge velocemente allora segnala in modo opportuno il link caduto (costo infinito per il link rotto). Chiamiamo D questo router.</text:p>
      <text:p text:style-name="Normale"><text:s/>A questo punto il router invia un distance vector <text:s/>ad un nodo adiacente (chiamiamo A quest’altro router), che aggiorna la tabella di routing. Ma se il router A avesse inviato il proprio distance vector, prima che D abbia inviato il proprio distance vector, allora avremo instabilità perché A non riporta la rottura del link e quindi riporta un costo “fasullo” e riporta come nextHop se stesso (link D-A).</text:p>
      <text:p text:style-name="Normale">D aggiorna il distance vector e lo invia ad A. A aggiorna il la propria routing table aumentando di un’unità il costo per raggiungere le altre destinazioni e si entra in un<text:s/><text:span text:style-name="T5">loop</text:span>.</text:p>
      <text:p text:style-name="Normale">Primo rimedio è mettere un limite massimo di hop, ma la rete potrebbe accorgersene troppo tardi di un loop.</text:p>
      <text:p text:style-name="Normale">Altra soluzione la tecnica<text:s/><text:span text:style-name="T6">Split Horizon</text:span>, che evita di inviare informazioni di costo verso una destinazione X sul link al quale vengono inviati pacchetti verso la destinazione X.</text:p>
      <text:p text:style-name="Normale">Esso evita che un nodo A dica come raggiungere tutte le destinazioni ad un nodo D, se le destinazioni vengono raggiunte proprio attraverso il nodo D. Quindi nel distance vector queste informazioni non vengono inviate. Quindi il distance vector<text:s/>dipende anche dal nodo destinatario a cui si sta mandando, rimuovendo le info che un nodo raggiunge attraverso il router destinazione del distance vector stesso.<text:s/></text:p>
      <text:p text:style-name="Normale">Questa tecnica può non essere sempre valida, in alcune topologie si può entrare ancora in loop. Ad esempio, in una topologia ad anello con 3 nodi.</text:p>
      <text:p text:style-name="P7">Route Poisoning</text:p>
      <text:p text:style-name="Normale">Nel caso di link rotti, piuttosto che aspettare tot secondi prima di poter accorgersene della rottura, si invia direttamente un’informazione di poisoning, in cui si avvisa che la route<text:s/>è fuori servizio. Al poisoning si risponde con un poisoning reverse, per confermare l’avvenuto recapito del poisoning.<text:s/></text:p>
      <text:p text:style-name="P8">Miglioramenti del distance vector</text:p>
      <text:p text:style-name="P9">Hold-Down Timer</text:p>
      <text:p text:style-name="Normale">Si utilizzano dei timer:</text:p>
      <text:list text:style-name="LFO1" text:continue-numbering="true">
        <text:list-item>
          <text:p text:style-name="P10">Insieme al poisoning viene attivato un timer, che non<text:s/>mette subito la rotta inattiva, continuando ancora a gestire il traffico verso quella rete, fino allo scadere del timer. La rotta dopo lo scadere del timer, verrà cancellata totalmente dalle tabelle di routing.<text:s/></text:p>
        </text:list-item>
      </text:list>
      <text:p text:style-name="Normale"/>
      <text:p text:style-name="Normale"/>
      <text:soft-page-break/>
      <text:p text:style-name="P11">Trigger Updates</text:p>
      <text:p text:style-name="Normale">Sono annunci che il router<text:s/>manda quando ci sono aggiornamenti nella routing table, che verranno propagati a tutta la rete attivando man mano anche gli hold-down. Questi aggiornamenti avvengono fuori agli aggiornamenti periodici, quindi non si attende l’aggiornamento periodico se ci<text:s/>sono subito aggiornamenti per via di qualche cambiamento della topologia.</text:p>
      <text:p text:style-name="Normale"/>
      <text:p text:style-name="P12">Link State Protocol</text:p>
      <text:p text:style-name="Normale">Ogni nodo apprende dai propri vicini le informazioni di costo e di ritardo, assegnando ad ognuno di essi il costo della linea.</text:p>
      <text:p text:style-name="Normale">Le informazioni vengono poi propagate con un messaggio detto Link State Protocol, attraverso un algoritmo di tipo flooding. Così tutti i nodi costruiscono un database di LST ed una mappa completa della topologia della rete.<text:s/></text:p>
      <text:p text:style-name="Normale">Sulla base di queste informazioni vengono calcolati poi i cammini minimo, ad esempio con l’algoritmo di Dijstrak.</text:p>
      <text:p text:style-name="P13">Protocolli gerarchici</text:p>
      <text:p text:style-name="Normale">Non potendo LSP gestire qualsiasi rete, si utilizza il routing in modo gerarchico, suddividendo la rete in aree. Per comunicare tra nodi di aree diverse bisogno conoscere l’instradamento tra mittente e la periferica della sua area, tra le due aree mittente e destinatario e tra la periferica dell’area del destinatario ed il destinatario. <text:s/></text:p>
      <text:p text:style-name="P14">IGP</text:p>
      <text:p text:style-name="Normale"><text:span text:style-name="T15">RIP</text:span><text:s/></text:p>
      <text:p text:style-name="Normale">Protocollo di tipo distance vector, ma ormai superato</text:p>
      <text:p text:style-name="P16">OSPF</text:p>
      <text:p text:style-name="Normale">E’ un protocollo di tipo<text:s/>Link State. Su ogni grafo che ogni nodo ha, la topologia di rete, fa girare Dijstrak. Supporta diverse metriche. Definisce anche una serie di messaggi per far sapere ad un router il monitoraggio dello stato delle connessione dei vicini.</text:p>
      <text:p text:style-name="Normale">Si appoggia direttamente su IP e si occupa direttamente della gestione e correzione di errori, visto che non è un compito di IP.</text:p>
      <text:p text:style-name="Normale">Supporta routing gerarchico. Consente di definire aree di routing e di rappresentare dal punto di vista topologico l’interconnesione di queste aree. OSPF definisce i Link State Packet dettagliati nella stessa area. Distribuisce in maniera sintetica le informazioni alle aree non appartenenti alla stessa destinazione.<text:s/></text:p>
      <text:p text:style-name="Normale">Con OSP possiamo avere collegamenti:</text:p>
      <text:list text:style-name="LFO1" text:continue-numbering="true">
        <text:list-item>
          <text:p text:style-name="P17">Punto-punto</text:p>
        </text:list-item>
        <text:list-item>
          <text:p text:style-name="P18">Locale multiaccesso (Locale con più router)</text:p>
        </text:list-item>
        <text:list-item>
          <text:p text:style-name="P19">Geografica multiaccesso (Rete connessa al resto dell’AS con più router)</text:p>
        </text:list-item>
      </text:list>
      <text:p text:style-name="Normale">OSPF consente di definire delle aree di routing e di<text:s/>rappresentare<text:s/>come queste aree sono interconnesse tra di loro. Prevede 3 tipologie di router:</text:p>
      <text:soft-page-break/>
      <text:list text:style-name="LFO1" text:continue-numbering="true">
        <text:list-item>
          <text:p text:style-name="P20">Internal router: tutti i router che appartengono alla stessa area.</text:p>
        </text:list-item>
        <text:list-item>
          <text:p text:style-name="P21">Area border router: possiede interfacce in due o più aree distinte.</text:p>
        </text:list-item>
        <text:list-item>
          <text:p text:style-name="P22">Backdone router: possiede almeno un’interfacciai backdone router. E’ il router di confine.</text:p>
        </text:list-item>
      </text:list>
      <text:p text:style-name="Normale"/>
      <text:p text:style-name="Normale"/>
      <text:p text:style-name="P23">EGP</text:p>
      <text:p text:style-name="P24">BGP<text:s/></text:p>
      <text:p text:style-name="Normale">E’ un protocollo per lo scambio di<text:s/>informazioni tra AS differenti. Le scelte di instradamento dipende da vari fattori che possono essere politici, economici e di sicurezza. Un AS potrebbe voler sapere il percorso dalla sorgente alla destinazione, quindi tutti gli AS attraversati fino alla destinazione. Per questo né Distance Vectore né Link State sono adatti.</text:p>
      <text:p text:style-name="Normale">Il BGP utilizza un protocollo simile al Distance Vector, ma al posto di indicare “una distanza dalla destinazione”, indica l’intero percorso verso la destinazione. <text:s/></text:p>
      <text:p text:style-name="Normale">Per esempio,<text:s/>un router invia informazioni del tipo: “Per raggiungere la rete N01 utilizzo il next hop R01 e il percorso che faccio passa attraverso gli AS 2/5/7/12”. In realtà il protocollo non invia un vettore di percorso, ma degli attributi. Gli attributi obbligatori sono:<text:s/></text:p>
      <text:list text:style-name="LFO1" text:continue-numbering="true">
        <text:list-item>
          <text:p text:style-name="P25">ORIGIN: tipo di protocollo IGP da cui proviene l’informazione, che usa l’AS sorgente.</text:p>
        </text:list-item>
        <text:list-item>
          <text:p text:style-name="P26">AS_PATH: <text:s/>lista di AS attraversati</text:p>
        </text:list-item>
        <text:list-item>
          <text:p text:style-name="P27">NEXT_HOP: prossimo router da usare lungo il AS_PATH</text:p>
        </text:list-item>
      </text:list>
      <text:p text:style-name="Normale">Ogni AS nell’Internet ha un ID univoco.<text:s/></text:p>
      <text:p text:style-name="P28">Scambio di messaggi</text:p>
      <text:p text:style-name="Normale">I router BGP scambiano<text:s/>gli info di path vector a router peer (Pari), tramite connessioni TCP. Quindi prima di comunicare i router BGP devono aprire prima una connessione.<text:s/></text:p>
      <text:p text:style-name="Normale">BGP non fornisce nessuna metrica di instradamento, sta ai singolo amministratori degli AS scegliere la politica di router da implementare.<text:span text:style-name="T29"><text:s text:c="2"/></text:span></text:p>
      <text:p text:style-name="Normale">Permette agli AS di annunciare la propria presenza in internet e di essere raggiunti. Instradamento tra AS diversi.<text:s/></text:p>
      <text:p text:style-name="Normale">E’ simile al distance vector, ma si chiama path vector. I router non inviano messaggi di vettori di distanza, ma nei messaggi specificano l’intero percorso verso la destinazione. L’informazione è formata dalla rete, router successivo, tutto il percorso che si fa per raggiungere il next hop (campo router). In realtà ogni destinazione è caratterizzata da attributi obbligatori e non. Gli obbligatori sono:</text:p>
      <text:list text:style-name="LFO1" text:continue-numbering="true">
        <text:list-item>
          <text:p text:style-name="P30">ORIGIN: tipo di protocollo IGP da cui proviene l’informazione, che usa l’AS sorgente.</text:p>
        </text:list-item>
        <text:list-item>
          <text:p text:style-name="P31">AS_PATH: <text:s/>lista di AS attraversati</text:p>
        </text:list-item>
        <text:list-item>
          <text:p text:style-name="P32">NEXT_HOP: prossimo router da usare lungo il AS_PATH</text:p>
        </text:list-item>
      </text:list>
      <text:p text:style-name="P33">Ogni AS ha un proprio identificatore<text:s/>ID.<text:s/></text:p>
      <text:p text:style-name="P34">Scambio di messaggi</text:p>
      <text:soft-page-break/>
      <text:p text:style-name="P35">I router BGP scambiano le info di path vector a router BGP peer, pari, aprendo connessioni punto-punto TCP.<text:s/></text:p>
      <text:p text:style-name="P36">Le metriche di ruoting dipende dai singoli AS, ognuno potrebbe implementare la propria politica di routing. Quando due AS<text:s/>sono connessi, parlano i router BGP tramite la connessione TCP e in modo indipendente ogni AS può decidere se inoltrare il path vector o meno.<text:s/></text:p>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ARDO</meta:initial-creator>
    <dc:creator>VINCENZO ESPOSITO</dc:creator>
    <meta:creation-date>2020-09-01T18:24:00Z</meta:creation-date>
    <dc:date>2020-11-10T19:05:00Z</dc:date>
    <meta:template xlink:href="Normal" xlink:type="simple"/>
    <meta:editing-cycles>6</meta:editing-cycles>
    <meta:editing-duration>PT27900S</meta:editing-duration>
    <meta:document-statistic meta:page-count="4" meta:paragraph-count="16" meta:word-count="1209" meta:character-count="8089" meta:row-count="57" meta:non-whitespace-character-count="6896"/>
  </office:meta>
</office:document-meta>
</file>